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CC00000072C22ABC32AC23700D1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_32_0190217_5f_154544" draw:display-name="20190217_154544" xlink:href="Pictures/1000000000000CC00000072C22ABC32AC23700D1.jpg" xlink:type="simple" xlink:show="embed" xlink:actuate="onLoad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 xlink:href="Pictures/1000000000000CC00000072C22ABC32AC23700D1.jpg" xlink:type="simple" xlink:actuate="onLoad" style:position="left top" style:repeat="no-repeat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_32_0190217_5f_154544" draw:fill-image-width="163.2mm" draw:fill-image-height="91.79mm" style:repeat="no-repeat" draw:fill-image-ref-point="top-left" draw:background-size="bord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11T16:06:52.296000000</meta:creation-date>
    <dc:title>A5querMitRand</dc:title>
    <meta:editing-duration>PT5M16S</meta:editing-duration>
    <meta:editing-cycles>3</meta:editing-cycles>
    <meta:generator>LO70RC1/7.0.0.1$Windows_X86_64 LibreOffice_project/04ba7e3f1e51af6c5d653e543a620e36719083fd</meta:generator>
    <meta:initial-creator>Regina Henschel</meta:initial-creator>
    <dc:date>2020-07-11T18:24:45.603000000</dc:date>
    <dc:creator>Regina Henschel</dc:creator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A5querMitRand" xlink:href="../../Apps/LO6142/user/template/A5querMitRand.ott" meta:date="2020-07-11T16:06:51.937000000"/>
  </office:meta>
</office:document-meta>
</file>